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2DF5DEA85383E81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text-properties fo:font-size="10pt"/>
    </style:style>
    <style:style style:name="P17" style:family="paragraph" style:parent-style-name="Text_20_body">
      <style:text-properties officeooo:paragraph-rsid="0001d6c5"/>
    </style:style>
    <style:style style:name="P18" style:family="paragraph" style:parent-style-name="Text_20_body">
      <style:paragraph-properties fo:margin-top="0cm" fo:margin-bottom="0cm" loext:contextual-spacing="false"/>
    </style:style>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P24" style:family="paragraph" style:parent-style-name="Text_20_body" style:list-style-name="L6">
      <style:paragraph-properties fo:margin-top="0cm" fo:margin-bottom="0cm" loext:contextual-spacing="false"/>
    </style:style>
    <style:style style:name="P25" style:family="paragraph" style:parent-style-name="Text_20_body" style:list-style-name="L7">
      <style:paragraph-properties fo:margin-top="0cm" fo:margin-bottom="0cm" loext:contextual-spacing="false"/>
    </style:style>
    <style:style style:name="P26" style:family="paragraph" style:parent-style-name="Text_20_body" style:list-style-name="L8">
      <style:paragraph-properties fo:margin-top="0cm" fo:margin-bottom="0cm" loext:contextual-spacing="false"/>
    </style:style>
    <style:style style:name="P27" style:family="paragraph" style:parent-style-name="Text_20_body" style:list-style-name="L9">
      <style:paragraph-properties fo:margin-top="0cm" fo:margin-bottom="0cm" loext:contextual-spacing="false"/>
    </style:style>
    <style:style style:name="P28" style:family="paragraph" style:parent-style-name="Text_20_body" style:list-style-name="L10">
      <style:paragraph-properties fo:margin-top="0cm" fo:margin-bottom="0cm" loext:contextual-spacing="false"/>
    </style:style>
    <style:style style:name="P29" style:family="paragraph" style:parent-style-name="Text_20_body" style:list-style-name="L11">
      <style:paragraph-properties fo:margin-top="0cm" fo:margin-bottom="0cm" loext:contextual-spacing="false"/>
    </style:style>
    <style:style style:name="P30" style:family="paragraph" style:parent-style-name="Text_20_body" style:list-style-name="L12">
      <style:paragraph-properties fo:margin-top="0cm" fo:margin-bottom="0cm" loext:contextual-spacing="false"/>
    </style:style>
    <style:style style:name="P31" style:family="paragraph" style:parent-style-name="Text_20_body" style:list-style-name="L13">
      <style:paragraph-properties fo:margin-top="0cm" fo:margin-bottom="0cm" loext:contextual-spacing="false"/>
    </style:style>
    <style:style style:name="P32" style:family="paragraph" style:parent-style-name="Text_20_body" style:list-style-name="L14">
      <style:paragraph-properties fo:margin-top="0cm" fo:margin-bottom="0cm" loext:contextual-spacing="false"/>
    </style:style>
    <style:style style:name="P33" style:family="paragraph" style:parent-style-name="Text_20_body" style:list-style-name="L15">
      <style:paragraph-properties fo:margin-top="0cm" fo:margin-bottom="0cm" loext:contextual-spacing="false"/>
    </style:style>
    <style:style style:name="P34" style:family="paragraph" style:parent-style-name="Standard">
      <style:paragraph-properties fo:margin-top="0cm" fo:margin-bottom="0.499cm" loext:contextual-spacing="false"/>
    </style:style>
    <style:style style:name="P35" style:family="paragraph" style:parent-style-name="Standard">
      <style:paragraph-properties fo:break-before="page"/>
    </style:style>
    <style:style style:name="P36" style:family="paragraph" style:parent-style-name="Preformatted_20_Text">
      <style:paragraph-properties fo:margin-top="0cm" fo:margin-bottom="0.499cm" loext:contextual-spacing="false" style:writing-mode="lr-tb"/>
    </style:style>
    <style:style style:name="P37" style:family="paragraph" style:parent-style-name="Preformatted_20_Text" style:list-style-name="L7">
      <style:paragraph-properties fo:margin-top="0cm" fo:margin-bottom="0.499cm" loext:contextual-spacing="false" style:writing-mode="lr-tb"/>
    </style:style>
    <style:style style:name="P38" style:family="paragraph" style:parent-style-name="Preformatted_20_Text" style:list-style-name="L8">
      <style:paragraph-properties fo:margin-top="0cm" fo:margin-bottom="0.499cm" loext:contextual-spacing="false" style:writing-mode="lr-tb"/>
    </style:style>
    <style:style style:name="P39" style:family="paragraph" style:parent-style-name="Preformatted_20_Text" style:list-style-name="L13">
      <style:paragraph-properties fo:margin-top="0cm" fo:margin-bottom="0.499cm" loext:contextual-spacing="false" style:writing-mode="lr-tb"/>
    </style:style>
    <style:style style:name="P40" style:family="paragraph" style:parent-style-name="Preformatted_20_Text">
      <style:paragraph-properties style:writing-mode="lr-tb"/>
    </style:style>
    <style:style style:name="P41" style:family="paragraph" style:parent-style-name="Preformatted_20_Text" style:list-style-name="L7">
      <style:paragraph-properties style:writing-mode="lr-tb"/>
    </style:style>
    <style:style style:name="P42" style:family="paragraph" style:parent-style-name="Preformatted_20_Text" style:list-style-name="L8">
      <style:paragraph-properties style:writing-mode="lr-tb"/>
    </style:style>
    <style:style style:name="P43" style:family="paragraph" style:parent-style-name="Preformatted_20_Text" style:list-style-name="L13">
      <style:paragraph-properties style:writing-mode="lr-tb"/>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color="#0645ad" fo:font-style="italic" style:text-underline-style="solid" style:text-underline-width="auto" style:text-underline-color="font-color"/>
    </style:style>
    <style:style style:name="T5" style:family="text">
      <style:text-properties fo:color="#0645ad" fo:font-style="italic" style:text-underline-style="solid" style:text-underline-width="auto" style:text-underline-color="font-color" officeooo:rsid="0001d6c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official FreeBSD Security Checklist / Links / Resources</text:h>
      <text:p text:style-name="P34">This is list of recommended security settings to protect FreeBSD server from both internal (done by your own users) and external attacks (done by crackers). Please discuss your recommendation below and I will update main post as and when required. The goal is to create a nice itemized and linked (to man files, handbook articles, etc.) article in the HOWTO section.<text:line-break/><text:line-break/><text:span text:style-name="T1">OpenSSH server</text:span><text:line-break/>Unless the system needs to provide the remote login and file transfer capabilities of SSH, disable the OpenSSH server. However, it is required in 95% case. <text:line-break/><text:line-break/><text:span text:style-name="T2">Block ssh login attempts</text:span> <text:line-break/>Use any one of the following port:</text:p>
      <text:list xml:id="list2492273333937273018" text:style-name="L1">
        <text:list-item>
          <text:p text:style-name="P19"><text:a xlink:type="simple" xlink:href="http://www.freshports.org/security/denyhosts" office:target-frame-name="_blank" xlink:show="new" text:style-name="Internet_20_link" text:visited-style-name="Visited_20_Internet_20_Link"><text:span text:style-name="Teletype"><text:span text:style-name="T4">security/denyhosts</text:span></text:span></text:a> Works with both jaild ssh and host sshd without firewall access. Blocks ssh access. </text:p>
        </text:list-item>
        <text:list-item>
          <text:p text:style-name="P19"><text:a xlink:type="simple" xlink:href="http://www.freshports.org/security/sshguard-pf" office:target-frame-name="_blank" xlink:show="new" text:style-name="Internet_20_link" text:visited-style-name="Visited_20_Internet_20_Link"><text:span text:style-name="Teletype"><text:span text:style-name="T4">security/sshguard-pf</text:span></text:span></text:a> Protect hosts from brute force attacks against ssh and other services using pf </text:p>
        </text:list-item>
        <text:list-item>
          <text:p text:style-name="P19"><text:a xlink:type="simple" xlink:href="http://www.freshports.org/security/sshguard-ipfw" office:target-frame-name="_blank" xlink:show="new" text:style-name="Internet_20_link" text:visited-style-name="Visited_20_Internet_20_Link"><text:span text:style-name="Teletype"><text:span text:style-name="T4">security/sshguard-ipfw</text:span></text:span></text:a> Protect hosts from brute force attacks against ssh and other services using ipfw </text:p>
        </text:list-item>
        <text:list-item>
          <text:p text:style-name="P19"><text:a xlink:type="simple" xlink:href="http://www.freshports.org/security/sshguard-ipfilter" office:target-frame-name="_blank" xlink:show="new" text:style-name="Internet_20_link" text:visited-style-name="Visited_20_Internet_20_Link"><text:span text:style-name="Teletype"><text:span text:style-name="T4">security/sshguard-ipfilter</text:span></text:span></text:a> Protect hosts from brute force attacks against ssh and other services using ipfilter </text:p>
        </text:list-item>
        <text:list-item>
          <text:p text:style-name="P19"><text:a xlink:type="simple" xlink:href="http://www.freshports.org/security/sshblock" office:target-frame-name="_blank" xlink:show="new" text:style-name="Internet_20_link" text:visited-style-name="Visited_20_Internet_20_Link"><text:span text:style-name="Teletype"><text:span text:style-name="T4">security/sshblock</text:span></text:span></text:a> Block abusive SSH login attempts </text:p>
        </text:list-item>
        <text:list-item>
          <text:p text:style-name="P1"><text:a xlink:type="simple" xlink:href="http://www.freshports.org/security/sshit" office:target-frame-name="_blank" xlink:show="new" text:style-name="Internet_20_link" text:visited-style-name="Visited_20_Internet_20_Link"><text:span text:style-name="Teletype"><text:span text:style-name="T4">security/sshit</text:span></text:span></text:a> Checks for SSH/FTP bruteforce and blocks given IPs </text:p>
        </text:list-item>
      </text:list>
      <text:p text:style-name="P18">Configure firewall such as pf to limit incomming port 22 traffic. Allow, ssh login from 192.168.1.0/24 220.1.2.3 only. A typical pf rule:</text:p>
      <text:p text:style-name="Text_20_body">Code: </text:p>
      <text:p text:style-name="P36"><text:span text:style-name="Source_20_Text">pass in on $ext_if inet proto tcp from {192.168.1.0/24, 220.1.2.3 } to 201.41.71.xxx port ssh flags S/SA synproxy state</text:span></text:p>
      <text:p text:style-name="Text_20_body">/etc/ssh/sshd_config Settings<text:line-break/>Set Idle Timeout Interval for User Logins (600 seconds)</text:p>
      <text:p text:style-name="Text_20_body">Code: </text:p>
      <text:p text:style-name="P40"><text:span text:style-name="Source_20_Text">ClientAliveInterval 600</text:span></text:p>
      <text:p text:style-name="P36"><text:span text:style-name="Source_20_Text">ClientAliveCountMax 0</text:span></text:p>
      <text:p text:style-name="P18">Disable .rhosts Files</text:p>
      <text:p text:style-name="Text_20_body">Code: </text:p>
      <text:p text:style-name="P36"><text:span text:style-name="Source_20_Text">IgnoreRhosts yes</text:span></text:p>
      <text:p text:style-name="P18">Disable Host-Based Authentication</text:p>
      <text:p text:style-name="Text_20_body">Code: </text:p>
      <text:p text:style-name="P36"><text:soft-page-break/><text:span text:style-name="Source_20_Text">HostbasedAuthentication no</text:span></text:p>
      <text:p text:style-name="P18">Disable Empty Passwords</text:p>
      <text:p text:style-name="Text_20_body">Code: </text:p>
      <text:p text:style-name="P36"><text:span text:style-name="Source_20_Text">PermitEmptyPasswords no</text:span></text:p>
      <text:p text:style-name="P18">Limit Users' SSH Access, allow only foo (add foo to wheel so that he can su - root) and bar to login via ssh:</text:p>
      <text:p text:style-name="Text_20_body">Code: </text:p>
      <text:p text:style-name="P36"><text:span text:style-name="Source_20_Text">AllowUsers foo bar</text:span></text:p>
      <text:p text:style-name="Text_20_body">Configure public keybased login for ssh - <text:a xlink:type="simple" xlink:href="http://www.freebsd.org/doc/en/books/handbook/openssh.html" office:target-frame-name="_blank" xlink:show="new" text:style-name="Internet_20_link" text:visited-style-name="Visited_20_Internet_20_Link">http://www.freebsd.org/doc/en/books/handbook/openssh.html</text:a><text:line-break/><text:line-break/>Use Keychain from Gntoo project, which is a shell script which acts as a user-friendly front-end to ssh-agent(1), allowing you to have one long-running ssh-agent process per system rather than per login session. This is must for all servers, if you are configuring password less login for backup or any other purposes.</text:p>
      <text:list xml:id="list2194722671350177051" text:style-name="L2">
        <text:list-item>
          <text:p text:style-name="P20">Keychain How to <text:a xlink:type="simple" xlink:href="http://www.gentoo.org/proj/en/keychain/" office:target-frame-name="_blank" xlink:show="new" text:style-name="Internet_20_link" text:visited-style-name="Visited_20_Internet_20_Link">http://www.gentoo.org/proj/en/keychain/</text:a> </text:p>
        </text:list-item>
        <text:list-item>
          <text:p text:style-name="P2"><text:a xlink:type="simple" xlink:href="http://www.freshports.org/security/keychain" office:target-frame-name="_blank" xlink:show="new" text:style-name="Internet_20_link" text:visited-style-name="Visited_20_Internet_20_Link"><text:span text:style-name="Teletype"><text:span text:style-name="T4">security/keychain</text:span></text:span></text:a> </text:p>
        </text:list-item>
      </text:list>
      <text:p text:style-name="Text_20_body"><text:line-break/><text:line-break/>Other suggestions - Disable root login, change ssh port, Bind ssh to specific IP address,Only use SSH protocol 2,Deny root user login,Setup login banner ,Disable SSHD password authentication See: <text:a xlink:type="simple" xlink:href="http://nixcraft.com/2516-post1.html" office:target-frame-name="_blank" xlink:show="new" text:style-name="Internet_20_link" text:visited-style-name="Visited_20_Internet_20_Link">http://nixcraft.com/2516-post1.html</text:a><text:line-break/><text:line-break/><text:line-break/>Recommend readings:</text:p>
      <text:list xml:id="list7357155797331323123" text:style-name="L3">
        <text:list-item>
          <text:p text:style-name="P21"><text:a xlink:type="simple" xlink:href="https://www.freebsd.org/cgi/man.cgi?query=pf.conf&amp;sektion=&amp;manpath=freebsd-release-ports" office:target-frame-name="_blank" xlink:show="new" text:style-name="Internet_20_link" text:visited-style-name="Visited_20_Internet_20_Link">pf.conf()</text:a> </text:p>
        </text:list-item>
        <text:list-item>
          <text:p text:style-name="P21"><text:a xlink:type="simple" xlink:href="https://www.freebsd.org/cgi/man.cgi?query=sshd&amp;sektion=&amp;manpath=freebsd-release-ports" office:target-frame-name="_blank" xlink:show="new" text:style-name="Internet_20_link" text:visited-style-name="Visited_20_Internet_20_Link">sshd()</text:a> </text:p>
        </text:list-item>
        <text:list-item>
          <text:p text:style-name="P21"><text:a xlink:type="simple" xlink:href="https://www.freebsd.org/cgi/man.cgi?query=sshd_config&amp;sektion=&amp;manpath=freebsd-release-ports" office:target-frame-name="_blank" xlink:show="new" text:style-name="Internet_20_link" text:visited-style-name="Visited_20_Internet_20_Link">sshd_config()</text:a> </text:p>
        </text:list-item>
        <text:list-item>
          <text:p text:style-name="P21">Openssh FAQ <text:a xlink:type="simple" xlink:href="http://www.openssh.org/faq.html" office:target-frame-name="_blank" xlink:show="new" text:style-name="Internet_20_link" text:visited-style-name="Visited_20_Internet_20_Link">http://www.openssh.org/faq.html</text:a> </text:p>
        </text:list-item>
        <text:list-item>
          <text:p text:style-name="P3">Lots of suggestion @ slashdot thread - rundown on SSH Brute Force Attacks - <text:a xlink:type="simple" xlink:href="http://it.slashdot.org/article.pl?sid=05/07/16/1615233" office:target-frame-name="_blank" xlink:show="new" text:style-name="Internet_20_link" text:visited-style-name="Visited_20_Internet_20_Link">http://it.slashdot.org/article.pl?sid=05/07/16/1615233</text:a> </text:p>
        </text:list-item>
      </text:list>
      <text:p text:style-name="Text_20_body"><text:line-break/><text:span text:style-name="T1">FreeBSD Jails</text:span><text:line-break/>FreeBSD jail establish a clean cut separation between various services and users, mainly for security and ease of administration reasons. Run major services such as HTTPD, SMTPD, SQL Server and other public services in a jail. It offers the following features:</text:p>
      <text:list xml:id="list2290187838109117757" text:style-name="L4">
        <text:list-item>
          <text:p text:style-name="P22"><text:soft-page-break/>Virtualization: Each jail is a virtual environment running on the host machine with its own files, processes, user and superuser accounts. From within a jailed process, the environment is (almost) indistinguishable from a real system. </text:p>
        </text:list-item>
        <text:list-item>
          <text:p text:style-name="P22">Security: Each jail is sealed from the others thus providing an additional level of security. </text:p>
        </text:list-item>
        <text:list-item>
          <text:p text:style-name="P22">Ease of delegation: Thanks to the limited scope of a jail, it allows administrators to painlessly delegate several tasks which require superuser access without handing out complete control over the system. </text:p>
        </text:list-item>
        <text:list-item>
          <text:p text:style-name="P22">Jail Setup Tutorial - <text:a xlink:type="simple" xlink:href="http://www.freebsd.org/doc/en/books/handbook/jails.html" office:target-frame-name="_blank" xlink:show="new" text:style-name="Internet_20_link" text:visited-style-name="Visited_20_Internet_20_Link">http://www.freebsd.org/doc/en/books/handbook/jails.html</text:a> </text:p>
        </text:list-item>
        <text:list-item>
          <text:p text:style-name="P22">Multiple IPs in jail - <text:a xlink:type="simple" xlink:href="http://www.cyberciti.biz/faq/freebsd-jail-add-multiple-ipv4-ipv6-address/" office:target-frame-name="_blank" xlink:show="new" text:style-name="Internet_20_link" text:visited-style-name="Visited_20_Internet_20_Link">http://www.cyberciti.biz/faq/freebsd-jail-add-multiple-ipv4-ipv6-address/</text:a> </text:p>
        </text:list-item>
        <text:list-item>
          <text:p text:style-name="P4">Man pages - <text:a xlink:type="simple" xlink:href="https://www.freebsd.org/cgi/man.cgi?query=jail&amp;sektion=&amp;manpath=freebsd-release-ports" office:target-frame-name="_blank" xlink:show="new" text:style-name="Internet_20_link" text:visited-style-name="Visited_20_Internet_20_Link">jail()</text:a> <text:a xlink:type="simple" xlink:href="https://www.freebsd.org/cgi/man.cgi?query=jls&amp;sektion=&amp;manpath=freebsd-release-ports" office:target-frame-name="_blank" xlink:show="new" text:style-name="Internet_20_link" text:visited-style-name="Visited_20_Internet_20_Link">jls()</text:a> <text:a xlink:type="simple" xlink:href="https://www.freebsd.org/cgi/man.cgi?query=jexec&amp;sektion=&amp;manpath=freebsd-release-ports" office:target-frame-name="_blank" xlink:show="new" text:style-name="Internet_20_link" text:visited-style-name="Visited_20_Internet_20_Link">jexec()</text:a> </text:p>
        </text:list-item>
      </text:list>
      <text:p text:style-name="Text_20_body"><text:line-break/><text:span text:style-name="T1">Host-based intrusion detection system</text:span><text:line-break/>Use integrity checking software which can detect the intrusions. It monitors filesystem for unauthorized change such as find out if system binaries modified and new cracked versions installed or not. </text:p>
      <text:list xml:id="list8270106851264557793" text:style-name="L5">
        <text:list-item>
          <text:p text:style-name="P23"><text:a xlink:type="simple" xlink:href="http://www.freshports.org/security/aide" office:target-frame-name="_blank" xlink:show="new" text:style-name="Internet_20_link" text:visited-style-name="Visited_20_Internet_20_Link"><text:span text:style-name="Teletype"><text:span text:style-name="T4">security/aide</text:span></text:span></text:a> - AIDE is Advanced Intrusion Detection Environment. This piece of software was written as a replacement and extension for Tripwire. </text:p>
        </text:list-item>
        <text:list-item>
          <text:p text:style-name="P23"><text:a xlink:type="simple" xlink:href="http://www.freshports.org/security/integrit" office:target-frame-name="_blank" xlink:show="new" text:style-name="Internet_20_link" text:visited-style-name="Visited_20_Internet_20_Link"><text:span text:style-name="Teletype"><text:span text:style-name="T4">security/integrit</text:span></text:span></text:a> - Integrit is an alternative to file integrity verification programs like tripwire and aide. It helps you determine whether an intruder has modified a computer system. </text:p>
        </text:list-item>
        <text:list-item>
          <text:p text:style-name="P5"><text:a xlink:type="simple" xlink:href="http://www.freshports.org/security/tripwire" office:target-frame-name="_blank" xlink:show="new" text:style-name="Internet_20_link" text:visited-style-name="Visited_20_Internet_20_Link"><text:span text:style-name="Teletype"><text:span text:style-name="T4">security/tripwire</text:span></text:span></text:a> is a tool that aids system administrators and users in monitoring a designated set of files for any changes. </text:p>
        </text:list-item>
      </text:list>
      <text:p text:style-name="Text_20_body"><text:line-break/><text:span text:style-name="T1">Monitor log files</text:span><text:line-break/>FreeBSD installs couple of scripts and email output to root account. Read those security emails. It contains lots of useful information and warnings. You can also use the following tools:</text:p>
      <text:list xml:id="list5321928085649104036" text:style-name="L6">
        <text:list-item>
          <text:p text:style-name="P24"><text:a xlink:type="simple" xlink:href="http://www.freshports.org/sysutils/logcheck" office:target-frame-name="_blank" xlink:show="new" text:style-name="Internet_20_link" text:visited-style-name="Visited_20_Internet_20_Link"><text:span text:style-name="Teletype"><text:span text:style-name="T4">sysutils/logcheck</text:span></text:span></text:a> helps spot problems, anomalies and security violations in your logfiles automatically and will send the summaries to you via e-mail. Logcheck is run as a cron job.<text:line-break/>Logwatch is a customizable, pluggable log-monitoring system. It will go through your logs for a given period of time and make a report in the areas that you wish with the detail that you wish. </text:p>
        </text:list-item>
        <text:list-item>
          <text:p text:style-name="P6">Use shell tools such as tail, grep, awk and friends to monitor log files. A few quick examples: </text:p>
        </text:list-item>
      </text:list>
      <text:p text:style-name="Text_20_body">Code: </text:p>
      <text:p text:style-name="P40"><text:span text:style-name="Source_20_Text">tail -f /var/log/messages</text:span></text:p>
      <text:p text:style-name="P40"><text:span text:style-name="Source_20_Text">tail -f /var/log/maillog</text:span></text:p>
      <text:p text:style-name="P40"><text:span text:style-name="Source_20_Text">egrep -i 'wanr|error' /var/log/messages</text:span></text:p>
      <text:p text:style-name="P36"><text:span text:style-name="Source_20_Text">awk '{ print $1}' <text:s/>/var/log/httpd-access.log| sort <text:s/>| uniq -c <text:s/>| sort -n</text:span></text:p>
      <text:p text:style-name="Text_20_body"><text:soft-page-break/><text:span text:style-name="T1">Root account security</text:span><text:line-break/>You need to protect root account. A few tips:</text:p>
      <text:list xml:id="list8856322730838881464" text:style-name="L7">
        <text:list-item>
          <text:p text:style-name="P25">Never give out root password to anyone. Delegate root level access using <text:a xlink:type="simple" xlink:href="https://www.freebsd.org/cgi/man.cgi?query=sudo&amp;sektion=&amp;manpath=freebsd-release-ports" office:target-frame-name="_blank" xlink:show="new" text:style-name="Internet_20_link" text:visited-style-name="Visited_20_Internet_20_Link">sudo()</text:a> (port <text:a xlink:type="simple" xlink:href="http://www.freshports.org/security/sudo" office:target-frame-name="_blank" xlink:show="new" text:style-name="Internet_20_link" text:visited-style-name="Visited_20_Internet_20_Link"><text:span text:style-name="Teletype"><text:span text:style-name="T4">security/sudo</text:span></text:span></text:a>. Never give shell or vi or any command that can escape to shell access using sudo. Keep an eye on sudo log file and /var/log/auth.log. </text:p>
        </text:list-item>
        <text:list-item>
          <text:p text:style-name="P25">Automatically log users out after a period of inactivity by setting </text:p>
          <text:p text:style-name="P7">Code: </text:p>
          <text:p text:style-name="P41"><text:span text:style-name="Source_20_Text"># csh <text:s/>/ tcsh - 5 minutes time out</text:span></text:p>
          <text:p text:style-name="P41"><text:span text:style-name="Source_20_Text">set -r autologout 5 </text:span></text:p>
          <text:p text:style-name="P41"><text:span text:style-name="Source_20_Text"># bash / sh 300 seconds time out</text:span></text:p>
          <text:p text:style-name="P41"><text:span text:style-name="Source_20_Text">TMOUT=300</text:span></text:p>
          <text:p text:style-name="P41"><text:span text:style-name="Source_20_Text">readonly TMOUT</text:span></text:p>
          <text:p text:style-name="P37"><text:span text:style-name="Source_20_Text">export TMOUT</text:span></text:p>
        </text:list-item>
        <text:list-item>
          <text:p text:style-name="P25">Add above to system global shell startup files. </text:p>
        </text:list-item>
        <text:list-item>
          <text:p text:style-name="P25">Use <text:a xlink:type="simple" xlink:href="http://www.freshports.org/sysutils/vlock" office:target-frame-name="_blank" xlink:show="new" text:style-name="Internet_20_link" text:visited-style-name="Visited_20_Internet_20_Link"><text:span text:style-name="Teletype"><text:span text:style-name="T4">sysutils/vlock</text:span></text:span></text:a> a utility which locks a terminal so it can only be unlocked with the user's password (or the root password). </text:p>
        </text:list-item>
        <text:list-item>
          <text:p text:style-name="P25">See Openssh and scripts for more info - <text:a xlink:type="simple" xlink:href="http://www.cyberciti.biz/faq/linux-unix-login-bash-shell-force-time-outs/" office:target-frame-name="_blank" xlink:show="new" text:style-name="Internet_20_link" text:visited-style-name="Visited_20_Internet_20_Link">http://www.cyberciti.biz/faq/linux-unix-login-bash-shell-force-time-outs/</text:a> </text:p>
        </text:list-item>
        <text:list-item>
          <text:p text:style-name="P7">See FreeBSD handbook for protecting root user - <text:a xlink:type="simple" xlink:href="http://www.freebsd.org/doc/en/books/handbook/securing-freebsd.html" office:target-frame-name="_blank" xlink:show="new" text:style-name="Internet_20_link" text:visited-style-name="Visited_20_Internet_20_Link">http://www.freebsd.org/doc/en/books/handbook/securing-freebsd.html</text:a> </text:p>
        </text:list-item>
      </text:list>
      <text:p text:style-name="Text_20_body"><text:line-break/><text:span text:style-name="T1">kern.securelevel</text:span></text:p>
      <text:list xml:id="list5756268930665632207" text:style-name="L8">
        <text:list-item>
          <text:p text:style-name="P26">Set kern.securelevel level 3 once *everything is configured* properly. Any super-user process can raise the level, but no process can lower it. See <text:a xlink:type="simple" xlink:href="https://www.freebsd.org/cgi/man.cgi?query=security&amp;sektion=&amp;manpath=freebsd-release-ports" office:target-frame-name="_blank" xlink:show="new" text:style-name="Internet_20_link" text:visited-style-name="Visited_20_Internet_20_Link">security()</text:a> man page and FreeBSD handbook security chapter - <text:a xlink:type="simple" xlink:href="http://www.freebsd.org/doc/en/books/handbook/security.html" office:target-frame-name="_blank" xlink:show="new" text:style-name="Internet_20_link" text:visited-style-name="Visited_20_Internet_20_Link">http://www.freebsd.org/doc/en/books/handbook/security.html</text:a> </text:p>
        </text:list-item>
        <text:list-item>
          <text:p text:style-name="P26">Sample /etc/rc.conf settings:</text:p>
          <text:p text:style-name="P8">Code: </text:p>
          <text:p text:style-name="P42"><text:span text:style-name="Source_20_Text">kern_securelevel_enable="YES"</text:span></text:p>
          <text:p text:style-name="P38"><text:span text:style-name="Source_20_Text">kern_securelevel="3"</text:span></text:p>
        </text:list-item>
      </text:list>
      <text:p text:style-name="Text_20_body"><text:line-break/><text:span text:style-name="T1">Various limitations on users</text:span></text:p>
      <text:list xml:id="list7767236619490950054" text:style-name="L9">
        <text:list-item>
          <text:p text:style-name="P27">Use limitations to avoid DoS attack from both internal and external threats. </text:p>
        </text:list-item>
        <text:list-item>
          <text:p text:style-name="P27">Disk limitations via file system disk quota - See tutorial - <text:a xlink:type="simple" xlink:href="http://www.freebsd.org/doc/en/books/handbook/quotas.html" office:target-frame-name="_blank" xlink:show="new" text:style-name="Internet_20_link" text:visited-style-name="Visited_20_Internet_20_Link">http://www.freebsd.org/doc/en/books/handbook/quotas.html</text:a> </text:p>
        </text:list-item>
        <text:list-item>
          <text:p text:style-name="P27">Configure user resource limits, accounting limits via login class. You can control cputime, memory, vm usage, umask, path, open FDs, file limits, max process and so on. See <text:a xlink:type="simple" xlink:href="https://www.freebsd.org/cgi/man.cgi?query=login.conf&amp;sektion=&amp;manpath=freebsd-release-ports" office:target-frame-name="_blank" xlink:show="new" text:style-name="Internet_20_link" text:visited-style-name="Visited_20_Internet_20_Link">login.conf()</text:a> man page for details. </text:p>
        </text:list-item>
        <text:list-item>
          <text:p text:style-name="P9">ACL - <text:a xlink:type="simple" xlink:href="http://www.freebsd.org/doc/en/books/handbook/fs-acl.html" office:target-frame-name="_blank" xlink:show="new" text:style-name="Internet_20_link" text:visited-style-name="Visited_20_Internet_20_Link">Access Control Lists</text:a> extend the standard UNIXÂ® permission model in a highly compatible (POSIXÂ®.1e) way. This feature permits an administrator to make use of and take advantage of a more sophisticated security model. </text:p>
        </text:list-item>
      </text:list>
      <text:p text:style-name="Standard"><text:soft-page-break/>Continued from post # 1...<text:line-break/><text:line-break/><text:span text:style-name="T1">Apache Security </text:span><text:line-break/>Run minimal built-in modules. To see all compiled modules:</text:p>
      <text:p text:style-name="P34">Code: </text:p>
      <text:p text:style-name="P36"><text:span text:style-name="Source_20_Text">httpd -l</text:span></text:p>
      <text:p text:style-name="Text_20_body">Only following 4 compiled in modules should be listed to reduce the risk:</text:p>
      <text:list xml:id="list7360874365356005233" text:style-name="L10">
        <text:list-item>
          <text:p text:style-name="P28">core.c </text:p>
        </text:list-item>
        <text:list-item>
          <text:p text:style-name="P28">prefork.c </text:p>
        </text:list-item>
        <text:list-item>
          <text:p text:style-name="P28">http_core.c </text:p>
        </text:list-item>
        <text:list-item>
          <text:p text:style-name="P10">mod_so.c </text:p>
        </text:list-item>
      </text:list>
      <text:p text:style-name="P18">Rebuild Apache if compiled-in modules is significantly larger than the above list.<text:line-break/><text:line-break/>Hide Apache version (/usr/local/etc/apache22/extra/httpd-default.conf</text:p>
      <text:p text:style-name="Text_20_body">Code: </text:p>
      <text:p text:style-name="P40"><text:span text:style-name="Source_20_Text">ServerTokens Prod</text:span></text:p>
      <text:p text:style-name="P36"><text:span text:style-name="Source_20_Text">ServerSignature Off</text:span></text:p>
      <text:p text:style-name="P18">Remove and minimize loadable modules. Open httpd.conf and start removing unwanted modules. After each module run the following to make sure module is not breaking something:</text:p>
      <text:p text:style-name="Text_20_body">Code: </text:p>
      <text:p text:style-name="P36"><text:span text:style-name="Source_20_Text">/usr/local/etc/rc.d/apache22 configtest</text:span></text:p>
      <text:p text:style-name="Text_20_body">Turn off directory browsing (default index).<text:line-break/><text:line-break/>Turn off server side includes and server side scripting such as php, python and so on. Only grant access to certian diretories to run perl, python, php. Use mod_fastcgi or mod_fcgi<text:line-break/><text:line-break/>Disable symbolic links.<text:line-break/><text:line-break/>Secure /tmp and /var/tmp directories and mount it with noexec, nosuid, nosymfollow.<text:line-break/><text:line-break/>Disable .htaccess if not required.<text:line-break/><text:line-break/>Make sure you use mod_ssl to encrypt content.<text:line-break/><text:line-break/>Make sure you install and use mod security, which provides an application level firewall for Apache. A sample <text:a xlink:type="simple" xlink:href="https://www.freebsd.org/cgi/man.cgi?query=pf.conf&amp;sektion=5&amp;manpath=freebsd-release-ports" office:target-frame-name="_blank" xlink:show="new" text:style-name="Internet_20_link" text:visited-style-name="Visited_20_Internet_20_Link">pf.conf(5)</text:a> rule:</text:p>
      <text:p text:style-name="Text_20_body">Code: </text:p>
      <text:p text:style-name="P40"><text:span text:style-name="Source_20_Text">http_servers = "{ 202.54.1.1, 202.54.1.3, 202.54.1.5}"</text:span></text:p>
      <text:p text:style-name="P40"><text:span text:style-name="Source_20_Text">https_servers = "{ 202.54.1.2, 202.54.1.3}"</text:span></text:p>
      <text:p text:style-name="P40"><text:span text:style-name="Source_20_Text"># ....</text:span></text:p>
      <text:p text:style-name="P40"><text:soft-page-break/><text:span text:style-name="Source_20_Text">pass in on $ext_if inet proto tcp from any to $http_servers port http flags S/SA synproxy state</text:span></text:p>
      <text:p text:style-name="P36"><text:span text:style-name="Source_20_Text">pass in on $ext_if inet proto tcp from any to $https_servers port https flags S/SA synproxy state</text:span></text:p>
      <text:p text:style-name="Text_20_body">Make sure you use DoS service protection modules such as mod_throttle mod_bwshare <text:a xlink:type="simple" xlink:href="http://www.freshports.org/www/mod_limitipconn" office:target-frame-name="_blank" xlink:show="new" text:style-name="Internet_20_link" text:visited-style-name="Visited_20_Internet_20_Link"><text:span text:style-name="Teletype"><text:span text:style-name="T4">www/mod_limitipconn</text:span></text:span></text:a> mod_dosevasive.<text:line-break/><text:line-break/>Configure php securely use suexec or other wrappers. If possible use <text:a xlink:type="simple" xlink:href="http://www.freshports.org/www/mod_fastcgi" office:target-frame-name="_blank" xlink:show="new" text:style-name="Internet_20_link" text:visited-style-name="Visited_20_Internet_20_Link"><text:span text:style-name="Teletype"><text:span text:style-name="T4">www/mod_fastcgi</text:span></text:span></text:a> (see <text:a xlink:type="simple" xlink:href="http://www.cyberciti.biz/faq/freebsd-apache-php-mod_fastcgi-tutorial/" office:target-frame-name="_blank" xlink:show="new" text:style-name="Internet_20_link" text:visited-style-name="Visited_20_Internet_20_Link">FreeBSD apache FastCGI PHP tutorial</text:a>) to start php externally with other UID.<text:line-break/><text:line-break/>Restrict file and directory access, use chmod and chgrp command to set permission on documentroot. <text:line-break/><text:line-break/>Configure firewall to allow access to the web server.<text:line-break/><text:line-break/>Run Apache in a chroot jail if possible. Use <text:a xlink:type="simple" xlink:href="https://www.freebsd.org/cgi/man.cgi?query=chroot&amp;sektion=8&amp;manpath=freebsd-release-ports" office:target-frame-name="_blank" xlink:show="new" text:style-name="Internet_20_link" text:visited-style-name="Visited_20_Internet_20_Link">chroot(8)</text:a>, FreeBSD jails, <text:a xlink:type="simple" xlink:href="http://www.freshports.org/www/mod_chroot" office:target-frame-name="_blank" xlink:show="new" text:style-name="Internet_20_link" text:visited-style-name="Visited_20_Internet_20_Link"><text:span text:style-name="Teletype"><text:span text:style-name="T4">www/mod_chroot</text:span></text:span></text:a>, <text:a xlink:type="simple" xlink:href="http://www.freshports.org/www/mod_security" office:target-frame-name="_blank" xlink:show="new" text:style-name="Internet_20_link" text:visited-style-name="Visited_20_Internet_20_Link"><text:span text:style-name="Teletype"><text:span text:style-name="T4">www/mod_security</text:span></text:span></text:a> (<text:a xlink:type="simple" xlink:href="http://www.cyberciti.biz/faq/freebsd-install-configure-mod_security/" office:target-frame-name="_blank" xlink:show="new" text:style-name="Internet_20_link" text:visited-style-name="Visited_20_Internet_20_Link">mod_security tutorial</text:a> and <text:a xlink:type="simple" xlink:href="http://www.modsecurity.org/" office:target-frame-name="_blank" xlink:show="new" text:style-name="Internet_20_link" text:visited-style-name="Visited_20_Internet_20_Link">project website</text:a>) SecChrootDir directive. Some basic examples of mod_security:</text:p>
      <text:p text:style-name="Text_20_body">Code: </text:p>
      <text:p text:style-name="P40"><text:span text:style-name="Source_20_Text"># Prevent directory traversal</text:span></text:p>
      <text:p text:style-name="P40"><text:span text:style-name="Source_20_Text">SecFilter "\.\./"</text:span></text:p>
      <text:p text:style-name="P40"/>
      <text:p text:style-name="P40"><text:span text:style-name="Source_20_Text"># Filter on specific system specific paths</text:span></text:p>
      <text:p text:style-name="P40"><text:span text:style-name="Source_20_Text">SecFilter /etc/passwd</text:span></text:p>
      <text:p text:style-name="P40"><text:span text:style-name="Source_20_Text">SecFilter /bin/</text:span></text:p>
      <text:p text:style-name="P40"/>
      <text:p text:style-name="P40"><text:span text:style-name="Source_20_Text"># Prevent cross-site scripting</text:span></text:p>
      <text:p text:style-name="P40"><text:span text:style-name="Source_20_Text">SecFilter "&lt;[[:space:]]* script"</text:span></text:p>
      <text:p text:style-name="P40"/>
      <text:p text:style-name="P40"><text:span text:style-name="Source_20_Text"># Prevent SQL injection</text:span></text:p>
      <text:p text:style-name="P40"><text:span text:style-name="Source_20_Text">SecFilter "delete[[:space:]]+from"</text:span></text:p>
      <text:p text:style-name="P40"><text:span text:style-name="Source_20_Text">SecFilter "insert[[:space:]]+into"</text:span></text:p>
      <text:p text:style-name="P36"><text:span text:style-name="Source_20_Text">SecFilter "select.+from"</text:span></text:p>
      <text:p text:style-name="P18">Run updated apache version:</text:p>
      <text:p text:style-name="Text_20_body">Code: </text:p>
      <text:p text:style-name="P40"><text:span text:style-name="Source_20_Text">portsnap fetch update</text:span></text:p>
      <text:p text:style-name="P36"><text:span text:style-name="Source_20_Text">pkg_version -vl '&lt;'</text:span></text:p>
      <text:p text:style-name="Text_20_body">Use <text:a xlink:type="simple" xlink:href="https://www.freebsd.org/cgi/man.cgi?query=portmaster&amp;apropos=0&amp;sektion=8&amp;manpath=FreeBSD+10.1-RELEASE+and+Ports&amp;arch=default&amp;format=html&amp;sektion=8" office:target-frame-name="_blank" xlink:show="new" text:style-name="Internet_20_link" text:visited-style-name="Visited_20_Internet_20_Link">portmaster(8)</text:a> or other tool to update Apache version. <text:line-break/><text:line-break/>Run lightweight web server. If you just run a wordpress blog or static html site, switch to <text:a xlink:type="simple" xlink:href="http://www.freshports.org/www/lighttpd" office:target-frame-name="_blank" xlink:show="new" text:style-name="Internet_20_link" text:visited-style-name="Visited_20_Internet_20_Link"><text:span text:style-name="Teletype"><text:span text:style-name="T4">www/lighttpd</text:span></text:span></text:a> or <text:a xlink:type="simple" xlink:href="http://www.freshports.org/www/nginx" office:target-frame-name="_blank" xlink:show="new" text:style-name="Internet_20_link" text:visited-style-name="Visited_20_Internet_20_Link"><text:span text:style-name="Teletype"><text:span text:style-name="T4">www/nginx</text:span></text:span></text:a> web server.</text:p>
      <text:list xml:id="list7314610329101762389" text:style-name="L11">
        <text:list-item>
          <text:p text:style-name="P29">Official <text:a xlink:type="simple" xlink:href="http://httpd.apache.org/docs/2.2/misc/security_tips.html" office:target-frame-name="_blank" xlink:show="new" text:style-name="Internet_20_link" text:visited-style-name="Visited_20_Internet_20_Link">Apache 2.2 Security</text:a> Tips</text:p>
        </text:list-item>
        <text:list-item>
          <text:p text:style-name="P29"><text:a xlink:type="simple" xlink:href="http://www.freebsd.org/doc/en/books/handbook/network-apache.html" office:target-frame-name="_blank" xlink:show="new" text:style-name="Internet_20_link" text:visited-style-name="Visited_20_Internet_20_Link">FreeBSD Apache HTTP Server tutorial</text:a></text:p>
        </text:list-item>
        <text:list-item>
          <text:p text:style-name="P29"><text:a xlink:type="simple" xlink:href="http://www.petefreitag.com/item/505.cfm" office:target-frame-name="_blank" xlink:show="new" text:style-name="Internet_20_link" text:visited-style-name="Visited_20_Internet_20_Link">20 ways to Secure</text:a> your Apache Configuration</text:p>
        </text:list-item>
        <text:list-item>
          <text:p text:style-name="P11">Recommended book - <text:a xlink:type="simple" xlink:href="http://oreilly.com/catalog/9780596007249/" office:target-frame-name="_blank" xlink:show="new" text:style-name="Internet_20_link" text:visited-style-name="Visited_20_Internet_20_Link">Apache Security</text:a>book. </text:p>
        </text:list-item>
      </text:list>
      <text:p text:style-name="P18"><text:soft-page-break/><text:line-break/><text:span text:style-name="T1">BIND DNS Server</text:span><text:line-break/>BIND9 is in base system. <text:line-break/><text:line-break/>Isolate DNS from Other Services. FreeBSD support chrooting bind server out of box. Add following to /etc/rc.conf</text:p>
      <text:p text:style-name="Text_20_body">Code: </text:p>
      <text:p text:style-name="P40"><text:span text:style-name="Source_20_Text">named_enable="YES"</text:span></text:p>
      <text:p text:style-name="P36"><text:span text:style-name="Source_20_Text">named_chrootdir="/var/named"</text:span></text:p>
      <text:p text:style-name="P18">Configure firewalls to protect the DNS server. Sample pf rules:</text:p>
      <text:p text:style-name="Text_20_body">Code: </text:p>
      <text:p text:style-name="P40"><text:span text:style-name="Source_20_Text">dns_servers = "{ 202.1.2.3 }"</text:span></text:p>
      <text:p text:style-name="P40"><text:span text:style-name="Source_20_Text"># ...</text:span></text:p>
      <text:p text:style-name="P40"><text:span text:style-name="Source_20_Text">pass in on $ext_if inet proto udp from any to $dns_servers <text:s/>port domain</text:span></text:p>
      <text:p text:style-name="P36"><text:span text:style-name="Source_20_Text">pass in on $ext_if inet proto tcp from any to $dns_servers <text:s/>port domain flags S/SA synproxy state</text:span></text:p>
      <text:p text:style-name="P18">Run separate DNS servers for External and Internal Queries (use jails).<text:line-break/><text:line-break/>Use <text:a xlink:type="simple" xlink:href="http://www.oreillynet.com/pub/a/oreilly/networking/news/views_0501.html" office:target-frame-name="_blank" xlink:show="new" text:style-name="Internet_20_link" text:visited-style-name="Visited_20_Internet_20_Link">Views to partition External and Internal</text:a>information.<text:line-break/><text:line-break/><text:line-break/>Authenticate Zone Transfers using TSIG. On primary ns:</text:p>
      <text:p text:style-name="Text_20_body">Code: </text:p>
      <text:p text:style-name="P40"><text:span text:style-name="Source_20_Text">cd /tmp</text:span></text:p>
      <text:p text:style-name="P36"><text:span text:style-name="Source_20_Text">dnssec-keygen -a HMAC-MD5 -b 128 -n HOST ns1.freebsd.org</text:span></text:p>
      <text:p text:style-name="P18">Note downl base64-key-string:</text:p>
      <text:p text:style-name="Text_20_body">Code: </text:p>
      <text:p text:style-name="P36"><text:span text:style-name="Source_20_Text">cat Kns1.freebsd.org.+NNN+MMMMM.key</text:span></text:p>
      <text:p text:style-name="P18">Edit /var/named/etc/namedb/named.conf on the primary nameserver. Add the following:</text:p>
      <text:p text:style-name="Text_20_body">Code: </text:p>
      <text:p text:style-name="P40"><text:span text:style-name="Source_20_Text">key zone-transfer-key {</text:span></text:p>
      <text:p text:style-name="P40"><text:span text:style-name="Source_20_Text"><text:s text:c="7"/>algorithm hmac-md5;</text:span></text:p>
      <text:p text:style-name="P40"><text:span text:style-name="Source_20_Text"><text:s text:c="7"/>secret "base64-key-string";</text:span></text:p>
      <text:p text:style-name="P40"><text:span text:style-name="Source_20_Text"><text:s text:c="5"/>};</text:span></text:p>
      <text:p text:style-name="P40"><text:span text:style-name="Source_20_Text"><text:s text:c="5"/>zone "example.com " IN {</text:span></text:p>
      <text:p text:style-name="P40"><text:span text:style-name="Source_20_Text"><text:s text:c="7"/>type master;</text:span></text:p>
      <text:p text:style-name="P40"><text:span text:style-name="Source_20_Text"><text:s text:c="7"/>allow-transfer { key zone-transfer-key; };</text:span></text:p>
      <text:p text:style-name="P40"><text:span text:style-name="Source_20_Text"><text:s text:c="7"/>...</text:span></text:p>
      <text:p text:style-name="P36"><text:span text:style-name="Source_20_Text"><text:s text:c="5"/>}</text:span></text:p>
      <text:p text:style-name="P18">Edit /var/named/etc/namedb/named.conf on the secondary nameserver. Add the directives:</text:p>
      <text:p text:style-name="Text_20_body">Code: </text:p>
      <text:p text:style-name="P40"><text:span text:style-name="Source_20_Text"><text:s text:c="5"/>key zone-transfer-key {</text:span></text:p>
      <text:p text:style-name="P40"><text:span text:style-name="Source_20_Text"><text:s text:c="7"/>algorithm hmac-md5;</text:span></text:p>
      <text:p text:style-name="P40"><text:span text:style-name="Source_20_Text"><text:s text:c="7"/>secret "base64-key-string ";</text:span></text:p>
      <text:p text:style-name="P36"><text:soft-page-break/><text:span text:style-name="Source_20_Text"><text:s text:c="5"/>};</text:span></text:p>
      <text:p text:style-name="P18"><text:line-break/>Disable dynamic updates </text:p>
      <text:p text:style-name="Text_20_body">Code: </text:p>
      <text:p text:style-name="P40"><text:span text:style-name="Source_20_Text">zone "freebsd.org " IN {</text:span></text:p>
      <text:p text:style-name="P40"><text:span text:style-name="Source_20_Text"><text:s text:c="2"/>allow-update { none; };</text:span></text:p>
      <text:p text:style-name="P40"><text:span text:style-name="Source_20_Text"><text:s text:c="2"/>...</text:span></text:p>
      <text:p text:style-name="P36"><text:span text:style-name="Source_20_Text">}</text:span></text:p>
      <text:p text:style-name="P18">Configure the logging options for security and monitoring purpose:</text:p>
      <text:p text:style-name="Text_20_body">Code: </text:p>
      <text:p text:style-name="P40"><text:span text:style-name="Source_20_Text">logging {</text:span></text:p>
      <text:p text:style-name="P40"><text:span text:style-name="Source_20_Text"><text:s text:c="4"/>channel security_channel {</text:span></text:p>
      <text:p text:style-name="P40"><text:span text:style-name="Source_20_Text"><text:s text:c="8"/># Send log messages to the specified file</text:span></text:p>
      <text:p text:style-name="P40"><text:span text:style-name="Source_20_Text"><text:s text:c="8"/>file <text:s text:c="11"/>"/var/log/security.log" versions 3 size 50m;</text:span></text:p>
      <text:p text:style-name="P40"><text:span text:style-name="Source_20_Text"><text:s text:c="8"/># Log all messages</text:span></text:p>
      <text:p text:style-name="P40"><text:span text:style-name="Source_20_Text"><text:s text:c="8"/>severity <text:s text:c="7"/>debug;</text:span></text:p>
      <text:p text:style-name="P40"><text:span text:style-name="Source_20_Text"><text:s text:c="8"/># Log the date and time of the message</text:span></text:p>
      <text:p text:style-name="P40"><text:span text:style-name="Source_20_Text"><text:s text:c="8"/>print-time <text:s text:c="5"/>yes;</text:span></text:p>
      <text:p text:style-name="P40"><text:span text:style-name="Source_20_Text"><text:s text:c="8"/># Log the category of the message</text:span></text:p>
      <text:p text:style-name="P40"><text:span text:style-name="Source_20_Text"><text:s text:c="8"/>print-category <text:s/>yes;</text:span></text:p>
      <text:p text:style-name="P40"><text:span text:style-name="Source_20_Text"><text:s text:c="8"/># Log the severity level of the message</text:span></text:p>
      <text:p text:style-name="P40"><text:span text:style-name="Source_20_Text"><text:s text:c="8"/>print-severity <text:s/>yes;</text:span></text:p>
      <text:p text:style-name="P40"><text:span text:style-name="Source_20_Text"><text:s text:c="4"/>};</text:span></text:p>
      <text:p text:style-name="P40"/>
      <text:p text:style-name="P40"><text:span text:style-name="Source_20_Text"><text:s text:c="4"/>channel default {</text:span></text:p>
      <text:p text:style-name="P40"><text:span text:style-name="Source_20_Text"><text:s text:c="8"/># Send logs to the syslog 'local0' facility</text:span></text:p>
      <text:p text:style-name="P40"><text:span text:style-name="Source_20_Text"><text:s text:c="8"/>syslog <text:s text:c="9"/>local0;</text:span></text:p>
      <text:p text:style-name="P40"><text:span text:style-name="Source_20_Text"><text:s text:c="8"/># Log messages of severity 'info' or higher</text:span></text:p>
      <text:p text:style-name="P40"><text:span text:style-name="Source_20_Text"><text:s text:c="8"/>severity <text:s text:c="7"/>info;</text:span></text:p>
      <text:p text:style-name="P40"><text:span text:style-name="Source_20_Text"><text:s text:c="8"/>print-category <text:s/>yes;</text:span></text:p>
      <text:p text:style-name="P40"><text:span text:style-name="Source_20_Text"><text:s text:c="8"/>print-severity <text:s/>yes;</text:span></text:p>
      <text:p text:style-name="P40"><text:span text:style-name="Source_20_Text"><text:s text:c="4"/>};</text:span></text:p>
      <text:p text:style-name="P40"/>
      <text:p text:style-name="P40"><text:span text:style-name="Source_20_Text"><text:s text:c="4"/># Logs about approval and denial of requests</text:span></text:p>
      <text:p text:style-name="P40"><text:span text:style-name="Source_20_Text"><text:s text:c="4"/>category security {</text:span></text:p>
      <text:p text:style-name="P40"><text:span text:style-name="Source_20_Text"><text:s text:c="8"/>security_channel;</text:span></text:p>
      <text:p text:style-name="P40"><text:span text:style-name="Source_20_Text"><text:s text:c="8"/>default;</text:span></text:p>
      <text:p text:style-name="P40"><text:span text:style-name="Source_20_Text"><text:s text:c="4"/>};</text:span></text:p>
      <text:p text:style-name="P40"/>
      <text:p text:style-name="P40"><text:span text:style-name="Source_20_Text"><text:s text:c="4"/># Ignore logs about misconfigured remote servers</text:span></text:p>
      <text:p text:style-name="P40"><text:span text:style-name="Source_20_Text"><text:s text:c="4"/>category lame-servers { null; };</text:span></text:p>
      <text:p text:style-name="P40"/>
      <text:p text:style-name="P40"><text:span text:style-name="Source_20_Text"><text:s text:c="4"/># Default logging options</text:span></text:p>
      <text:p text:style-name="P40"><text:span text:style-name="Source_20_Text"><text:s text:c="4"/>category default { default; };</text:span></text:p>
      <text:p text:style-name="P40"/>
      <text:p text:style-name="P40"><text:span text:style-name="Source_20_Text"><text:s text:c="3"/>channel "querylog" { file "/var/log/query.log" versions 3 size 50m; print-time yes; };</text:span></text:p>
      <text:p text:style-name="P40"><text:span text:style-name="Source_20_Text"><text:s text:c="3"/>category queries { querylog; };</text:span></text:p>
      <text:p text:style-name="P36"><text:span text:style-name="Source_20_Text">};</text:span></text:p>
      <text:p text:style-name="Text_20_body">Note /var/log/query.log will be created in /var/named/ jail i.e. actual location will be /var/named/var/log/query.log.<text:line-break/></text:p>
      <text:list xml:id="list504859457709894060" text:style-name="L12">
        <text:list-item>
          <text:p text:style-name="P30">BIND/named manual pages: <text:a xlink:type="simple" xlink:href="https://www.freebsd.org/cgi/man.cgi?query=rndc&amp;sektion=8&amp;manpath=freebsd-release-ports" office:target-frame-name="_blank" xlink:show="new" text:style-name="Internet_20_link" text:visited-style-name="Visited_20_Internet_20_Link">rndc(8)</text:a>, <text:a xlink:type="simple" xlink:href="https://www.freebsd.org/cgi/man.cgi?query=named&amp;sektion=8&amp;manpath=freebsd-release-ports" office:target-frame-name="_blank" xlink:show="new" text:style-name="Internet_20_link" text:visited-style-name="Visited_20_Internet_20_Link">named(8)</text:a>, and <text:a xlink:type="simple" xlink:href="https://www.freebsd.org/cgi/man.cgi?query=named.conf&amp;sektion=5&amp;manpath=freebsd-release-ports" office:target-frame-name="_blank" xlink:show="new" text:style-name="Internet_20_link" text:visited-style-name="Visited_20_Internet_20_Link">named.conf(5)</text:a> </text:p>
        </text:list-item>
        <text:list-item>
          <text:p text:style-name="P30"><text:a xlink:type="simple" xlink:href="http://www.freebsd.org/doc/en/books/handbook/network-dns.html" office:target-frame-name="_blank" xlink:show="new" text:style-name="Internet_20_link" text:visited-style-name="Visited_20_Internet_20_Link">FreeBSD BIND Setup Tutorial</text:a> </text:p>
        </text:list-item>
        <text:list-item>
          <text:p text:style-name="P30"><text:soft-page-break/><text:a xlink:type="simple" xlink:href="http://www.cyberciti.biz/faq/unix-linux-bind-named-configuring-tsig/" office:target-frame-name="_blank" xlink:show="new" text:style-name="Internet_20_link" text:visited-style-name="Visited_20_Internet_20_Link">BIND TSIG tutorial</text:a> for more information. </text:p>
        </text:list-item>
        <text:list-item>
          <text:p text:style-name="P30"><text:a xlink:type="simple" xlink:href="https://www.isc.org/software/bind" office:target-frame-name="_blank" xlink:show="new" text:style-name="Internet_20_link" text:visited-style-name="Visited_20_Internet_20_Link">ISC BIND Software and Documentations</text:a> </text:p>
        </text:list-item>
        <text:list-item>
          <text:p text:style-name="P12"><text:a xlink:type="simple" xlink:href="http://oreilly.com/catalog/9780596100575/" office:target-frame-name="_blank" xlink:show="new" text:style-name="Internet_20_link" text:visited-style-name="Visited_20_Internet_20_Link">BIND and DNS</text:a> Book </text:p>
        </text:list-item>
      </text:list>
      <text:p text:style-name="P18"><text:line-break/><text:span text:style-name="T1">FreeBSD Hardening System Via /etc/sysctl.conf</text:span></text:p>
      <text:p text:style-name="Text_20_body">Code: </text:p>
      <text:p text:style-name="P40"><text:span text:style-name="Source_20_Text"># Security networking</text:span></text:p>
      <text:p text:style-name="P40"><text:span text:style-name="Source_20_Text"># Limit ICMP</text:span></text:p>
      <text:p text:style-name="P40"><text:span text:style-name="Source_20_Text">net.inet.icmp.icmplim=50</text:span></text:p>
      <text:p text:style-name="P40"><text:span text:style-name="Source_20_Text">net.inet.icmp.maskrepl=0</text:span></text:p>
      <text:p text:style-name="P40"><text:span text:style-name="Source_20_Text">net.inet.icmp.drop_redirect=1</text:span></text:p>
      <text:p text:style-name="P40"><text:span text:style-name="Source_20_Text">net.inet.icmp.bmcastecho=0</text:span></text:p>
      <text:p text:style-name="P40"><text:span text:style-name="Source_20_Text">net.inet.tcp.icmp_may_rst=0</text:span></text:p>
      <text:p text:style-name="P40"><text:span text:style-name="Source_20_Text"># Drop synfin packets</text:span></text:p>
      <text:p text:style-name="P40"><text:span text:style-name="Source_20_Text">net.inet.tcp.drop_synfin=1</text:span></text:p>
      <text:p text:style-name="P40"><text:span text:style-name="Source_20_Text"># a single pass through the firewall</text:span></text:p>
      <text:p text:style-name="P40"><text:span text:style-name="Source_20_Text"># net.inet.ip.fw.one_pass=1</text:span></text:p>
      <text:p text:style-name="P40"><text:span text:style-name="Source_20_Text"># adds more queue buckets for ipfw dummynet</text:span></text:p>
      <text:p text:style-name="P40"><text:span text:style-name="Source_20_Text"># net.inet.ip.dummynet.hash_size=2048</text:span></text:p>
      <text:p text:style-name="P40"><text:span text:style-name="Source_20_Text"># increase the size of network mbufs to allocate</text:span></text:p>
      <text:p text:style-name="P40"><text:span text:style-name="Source_20_Text"># kern.ipc.nmbclusters=65536</text:span></text:p>
      <text:p text:style-name="P40"><text:span text:style-name="Source_20_Text"># If above used add the following to /boot/loader.conf - reboot needed</text:span></text:p>
      <text:p text:style-name="P40"><text:span text:style-name="Source_20_Text"># kern.ipc.nmbclusers="65536"</text:span></text:p>
      <text:p text:style-name="P40"><text:span text:style-name="Source_20_Text"># This is for dos protection </text:span></text:p>
      <text:p text:style-name="P40"><text:span text:style-name="Source_20_Text"># net.inet.tcp.msl=7500</text:span></text:p>
      <text:p text:style-name="P40"><text:span text:style-name="Source_20_Text"># Turn off stealth IP networking </text:span></text:p>
      <text:p text:style-name="P40"><text:span text:style-name="Source_20_Text">net.inet.ip.stealth=0</text:span></text:p>
      <text:p text:style-name="P40"><text:span text:style-name="Source_20_Text"># Try to protect against scans</text:span></text:p>
      <text:p text:style-name="P40"><text:span text:style-name="Source_20_Text">net.inet.tcp.blackhole=2</text:span></text:p>
      <text:p text:style-name="P40"><text:span text:style-name="Source_20_Text">net.inet.udp.blackhole=1</text:span></text:p>
      <text:p text:style-name="P40"><text:span text:style-name="Source_20_Text"># Try to stop some syn flood attacks, and route cache degregation</text:span></text:p>
      <text:p text:style-name="P40"><text:span text:style-name="Source_20_Text">net.inet.ip.rtexpire=2</text:span></text:p>
      <text:p text:style-name="P40"><text:span text:style-name="Source_20_Text">net.inet.ip.rtminexpire=2</text:span></text:p>
      <text:p text:style-name="P40"><text:span text:style-name="Source_20_Text">net.inet.ip.rtmaxcache=256</text:span></text:p>
      <text:p text:style-name="P40"><text:span text:style-name="Source_20_Text"># Drop evil sourcerouted packets</text:span></text:p>
      <text:p text:style-name="P40"><text:span text:style-name="Source_20_Text">net.inet.ip.accept_sourceroute=0</text:span></text:p>
      <text:p text:style-name="P40"><text:span text:style-name="Source_20_Text">net.inet.ip.sourceroute=0</text:span></text:p>
      <text:p text:style-name="P40"><text:span text:style-name="Source_20_Text"># Turn it on when you have two interfaces on same switch</text:span></text:p>
      <text:p text:style-name="P40"><text:span text:style-name="Source_20_Text"># net.link.ether.inet.log_arp_wrong_iface=0</text:span></text:p>
      <text:p text:style-name="P40"><text:span text:style-name="Source_20_Text"># IPCS - memory optimization </text:span></text:p>
      <text:p text:style-name="P40"><text:span text:style-name="Source_20_Text">kern.ipc.shmmax=134217728</text:span></text:p>
      <text:p text:style-name="P40"><text:span text:style-name="Source_20_Text">kern.ipc.shmall=32768</text:span></text:p>
      <text:p text:style-name="P40"><text:span text:style-name="Source_20_Text">kern.ipc.semmap=256</text:span></text:p>
      <text:p text:style-name="P40"/>
      <text:p text:style-name="P40"><text:span text:style-name="Source_20_Text"># Hide UID and GID from other users</text:span></text:p>
      <text:p text:style-name="P40"><text:span text:style-name="Source_20_Text">security.bsd.see_other_gids=0</text:span></text:p>
      <text:p text:style-name="P40"><text:span text:style-name="Source_20_Text">security.bsd.see_other_uids=0</text:span></text:p>
      <text:p text:style-name="P40"><text:span text:style-name="Source_20_Text">security.bsd.unprivileged_read_msgbuf=0</text:span></text:p>
      <text:p text:style-name="P40"><text:span text:style-name="Source_20_Text"># Max open file?</text:span></text:p>
      <text:p text:style-name="P36"><text:span text:style-name="Source_20_Text">kern.maxfiles=65536</text:span></text:p>
      <text:p text:style-name="Text_20_body">See <text:a xlink:type="simple" xlink:href="https://www.freebsd.org/cgi/man.cgi?query=sysctl.conf&amp;sektion=5&amp;manpath=freebsd-release-ports" office:target-frame-name="_blank" xlink:show="new" text:style-name="Internet_20_link" text:visited-style-name="Visited_20_Internet_20_Link">sysctl.conf(5)</text:a> and <text:a xlink:type="simple" xlink:href="https://www.freebsd.org/cgi/man.cgi?query=sysctl&amp;sektion=8&amp;manpath=freebsd-release-ports" office:target-frame-name="_blank" xlink:show="new" text:style-name="Internet_20_link" text:visited-style-name="Visited_20_Internet_20_Link">sysctl(8)</text:a> for more info,</text:p>
      <text:p text:style-name="P35">Continued from post # 2...<text:line-break/><text:line-break/><text:span text:style-name="T1">General security tips</text:span></text:p>
      <text:list xml:id="list5527145599168873769" text:style-name="L13">
        <text:list-item>
          <text:p text:style-name="P31"><text:span text:style-name="T1">Encrypt transmitted data whenever possible</text:span> â€“ Do not use rservices or insecure protocol such as telnet / ftp etc. Use scp, ssh and other secure alternative.</text:p>
        </text:list-item>
        <text:list-item>
          <text:p text:style-name="P31"><text:span text:style-name="T1">Minimize software to minimize vulnerability</text:span> - Only install required ports and applications. The simplest way to avoid vulnerabilities in software is to avoid installing that software. Run the following command to see open ports</text:p>
          <text:p text:style-name="P13">Code: </text:p>
          <text:p text:style-name="P43"><text:span text:style-name="Source_20_Text">sockstat -4</text:span></text:p>
          <text:p text:style-name="P43"><text:span text:style-name="Source_20_Text">sockstat -6</text:span></text:p>
          <text:p text:style-name="P39"><text:span text:style-name="Source_20_Text">sockstat -4 | grep something</text:span></text:p>
        </text:list-item>
        <text:list-item>
          <text:p text:style-name="P31"><text:span text:style-name="T1">Run different network services on separate systems</text:span> - If possible, a server should be dedicated to serving exactly one network service. This limits the number of other services that can be compromised in the event that an attacker is able to successfully exploit a software flaw in one network service. Use FreeBSD jails to save hardware costs.</text:p>
        </text:list-item>
        <text:list-item>
          <text:p text:style-name="P31"><text:span text:style-name="T1">Use and configure security tools to improve system robustness</text:span> - Use firewall for host based firewalling and kernel protection, MAC etc for protection against vulnerable services. Configure <text:a xlink:type="simple" xlink:href="http://www.freebsd.org/doc/en/books/handbook/audit.html" office:target-frame-name="_blank" xlink:show="new" text:style-name="Internet_20_link" text:visited-style-name="Visited_20_Internet_20_Link">log auditing fo</text:a>r detecting problems. There are plenty of security tools for various purposes provides by FreeBSD security ports (located at/usr/ports/security) </text:p>
        </text:list-item>
        <text:list-item>
          <text:p text:style-name="P31"><text:span text:style-name="T1">Updating Software</text:span> - You need to update both base system + kernel (via buildworld or binary tool called freebsd-update) and applications (ports) via various tools. It is recommended that you use the following tools to keep systems up to date with the latest security patches.</text:p>
          <text:list>
            <text:list-item>
              <text:p text:style-name="P31"><text:a xlink:type="simple" xlink:href="http://www.freebsd.org/doc/en/books/handbook/updating-upgrading.html" office:target-frame-name="_blank" xlink:show="new" text:style-name="Internet_20_link" text:visited-style-name="Visited_20_Internet_20_Link">Updating and Upgrading FreeBSD</text:a> </text:p>
            </text:list-item>
            <text:list-item>
              <text:p text:style-name="P31"><text:a xlink:type="simple" xlink:href="http://www.cyberciti.biz/tips/howto-keep-freebsd-system-upto-date.html" office:target-frame-name="_blank" xlink:show="new" text:style-name="Internet_20_link" text:visited-style-name="Visited_20_Internet_20_Link">FreeBSD Update Software and Apply Security Patches</text:a> </text:p>
            </text:list-item>
            <text:list-item>
              <text:p text:style-name="P31">Install <text:a xlink:type="simple" xlink:href="http://www.freshports.org/ports-mgmt/portaudit" office:target-frame-name="_blank" xlink:show="new" text:style-name="Internet_20_link" text:visited-style-name="Visited_20_Internet_20_Link"><text:span text:style-name="Teletype"><text:span text:style-name="T4">ports-mgmt/portaudit</text:span></text:span></text:a> to <text:a xlink:type="simple" xlink:href="http://www.freebsd.org/doc/en/books/handbook/security-portaudit.html" office:target-frame-name="_blank" xlink:show="new" text:style-name="Internet_20_link" text:visited-style-name="Visited_20_Internet_20_Link">monitor 3rd party apps</text:a> and ports for security issues. </text:p>
            </text:list-item>
            <text:list-item>
              <text:p text:style-name="P31">Subscribe to <text:a xlink:type="simple" xlink:href="http://lists.freebsd.org/mailman/listinfo/freebsd-security-notifications" office:target-frame-name="_blank" xlink:show="new" text:style-name="Internet_20_link" text:visited-style-name="Visited_20_Internet_20_Link">freebsd-security-notifications</text:a> mailing list or <text:a xlink:type="simple" xlink:href="http://www.freebsd.org/security/rss.xml" office:target-frame-name="_blank" xlink:show="new" text:style-name="Internet_20_link" text:visited-style-name="Visited_20_Internet_20_Link">RSS feed</text:a>. </text:p>
            </text:list-item>
          </text:list>
        </text:list-item>
        <text:list-item>
          <text:p text:style-name="P31"><text:span text:style-name="T1">Avoid weak and default passwords</text:span> - Do not leave network ports open. Always follow close all, open required port policy using firewall. Do not expose internal hosts such as sql servers, backup servers to the Internet. Use nating / proxy to hide internal server IPs. </text:p>
        </text:list-item>
        <text:list-item>
          <text:p text:style-name="P31"><text:span text:style-name="T1">Do not run insecure and badly configured</text:span> programs - For e.g. do not run apache, dns or mail server as a root user. Do not grant full system access to php or perl script. Restrict them to directories. </text:p>
        </text:list-item>
        <text:list-item>
          <text:p text:style-name="P31"><text:span text:style-name="T1">Delete all unwanted</text:span> account - For e.g. laid-off employee may seek revenge </text:p>
        </text:list-item>
        <text:list-item>
          <text:p text:style-name="P31">You need <text:span text:style-name="T1">both host and firewall</text:span> security. </text:p>
        </text:list-item>
        <text:list-item>
          <text:p text:style-name="P31">Never <text:span text:style-name="T1">ever assumed that you are not</text:span> target - you can be targeted by both humans and automated worms and virus. All you can do is set tight permissions and make sure you are always prepared for attacks. </text:p>
        </text:list-item>
        <text:list-item>
          <text:p text:style-name="P31">Always make a <text:span text:style-name="T1">backup</text:span>. Keep offsite backups on tape or dvd. RAID is not backup solution. Second hard disk on the same system is not a backup solution. Mirroring (to other server or disk) is not a backup. Backups are physically removed from the machine and stored where they can't be altered until they're needed for a restore. Always, check backup media and run <text:soft-page-break/>dummy restore procedure. Use tools such as <text:a xlink:type="simple" xlink:href="https://www.freebsd.org/cgi/man.cgi?query=dump&amp;sektion=8&amp;manpath=freebsd-release-ports" office:target-frame-name="_blank" xlink:show="new" text:style-name="Internet_20_link" text:visited-style-name="Visited_20_Internet_20_Link">dump(8)</text:a>, <text:a xlink:type="simple" xlink:href="https://www.freebsd.org/cgi/man.cgi?query=restore&amp;sektion=8&amp;manpath=freebsd-release-ports" office:target-frame-name="_blank" xlink:show="new" text:style-name="Internet_20_link" text:visited-style-name="Visited_20_Internet_20_Link">restore(8)</text:a>, <text:a xlink:type="simple" xlink:href="https://www.freebsd.org/cgi/man.cgi?query=tar&amp;sektion=1&amp;manpath=freebsd-release-ports" office:target-frame-name="_blank" xlink:show="new" text:style-name="Internet_20_link" text:visited-style-name="Visited_20_Internet_20_Link">tar(1)</text:a> etc. You can also use <text:a xlink:type="simple" xlink:href="http://www.freshports.org/net/rsync" office:target-frame-name="_blank" xlink:show="new" text:style-name="Internet_20_link" text:visited-style-name="Visited_20_Internet_20_Link"><text:span text:style-name="Teletype"><text:span text:style-name="T4">net/rsync</text:span></text:span></text:a>, <text:a xlink:type="simple" xlink:href="http://www.freshports.org/sysutils/rsnapshot" office:target-frame-name="_blank" xlink:show="new" text:style-name="Internet_20_link" text:visited-style-name="Visited_20_Internet_20_Link"><text:span text:style-name="Teletype"><text:span text:style-name="T4">sysutils/rsnapshot</text:span></text:span></text:a> and other 3rd party apps. </text:p>
        </text:list-item>
        <text:list-item>
          <text:p text:style-name="P31">Always read <text:span text:style-name="T3">/usr/ports/UPDATING</text:span> before updating ports. </text:p>
        </text:list-item>
        <text:list-item>
          <text:p text:style-name="P13">Always read <text:span text:style-name="T3">/usr/src/UPDATING</text:span> before starting buildworld procedure. </text:p>
        </text:list-item>
      </text:list>
      <text:p text:style-name="Text_20_body"><text:line-break/><text:span text:style-name="T1">Tools for monitoring systems</text:span></text:p>
      <text:list xml:id="list3646018718377797281" text:style-name="L14">
        <text:list-item>
          <text:p text:style-name="P32"><text:a xlink:type="simple" xlink:href="https://www.freebsd.org/cgi/man.cgi?query=nmap&amp;sektion=&amp;manpath=freebsd-release-ports" office:target-frame-name="_blank" xlink:show="new" text:style-name="Internet_20_link" text:visited-style-name="Visited_20_Internet_20_Link">nmap()</text:a> - scan your server for open ports. </text:p>
        </text:list-item>
        <text:list-item>
          <text:p text:style-name="P32"><text:a xlink:type="simple" xlink:href="https://www.freebsd.org/cgi/man.cgi?query=top&amp;sektion=1&amp;manpath=freebsd-release-ports" office:target-frame-name="_blank" xlink:show="new" text:style-name="Internet_20_link" text:visited-style-name="Visited_20_Internet_20_Link">top(1)</text:a> - display and update information about the top cpu processes. </text:p>
        </text:list-item>
        <text:list-item>
          <text:p text:style-name="P32"><text:a xlink:type="simple" xlink:href="https://www.freebsd.org/cgi/man.cgi?query=vmstat&amp;sektion=8&amp;manpath=freebsd-release-ports" office:target-frame-name="_blank" xlink:show="new" text:style-name="Internet_20_link" text:visited-style-name="Visited_20_Internet_20_Link">vmstat(8)</text:a> - report virtual memory statistics. </text:p>
        </text:list-item>
        <text:list-item>
          <text:p text:style-name="P32"><text:a xlink:type="simple" xlink:href="https://www.freebsd.org/cgi/man.cgi?query=fstat&amp;sektion=1&amp;manpath=freebsd-release-ports" office:target-frame-name="_blank" xlink:show="new" text:style-name="Internet_20_link" text:visited-style-name="Visited_20_Internet_20_Link">fstat(1)</text:a> - identify active files </text:p>
        </text:list-item>
        <text:list-item>
          <text:p text:style-name="P32"><text:a xlink:type="simple" xlink:href="https://www.freebsd.org/cgi/man.cgi?query=lsof&amp;sektion=&amp;manpath=freebsd-release-ports" office:target-frame-name="_blank" xlink:show="new" text:style-name="Internet_20_link" text:visited-style-name="Visited_20_Internet_20_Link">lsof()</text:a> - list open files, network connections and much more. </text:p>
        </text:list-item>
        <text:list-item>
          <text:p text:style-name="P32"><text:a xlink:type="simple" xlink:href="https://www.freebsd.org/cgi/man.cgi?query=systat&amp;sektion=1&amp;manpath=freebsd-release-ports" office:target-frame-name="_blank" xlink:show="new" text:style-name="Internet_20_link" text:visited-style-name="Visited_20_Internet_20_Link">systat(1)</text:a> - display system statistics </text:p>
        </text:list-item>
        <text:list-item>
          <text:p text:style-name="P32"><text:a xlink:type="simple" xlink:href="https://www.freebsd.org/cgi/man.cgi?query=iostat&amp;sektion=8&amp;manpath=freebsd-release-ports" office:target-frame-name="_blank" xlink:show="new" text:style-name="Internet_20_link" text:visited-style-name="Visited_20_Internet_20_Link">iostat(8)</text:a> - report I/O statistics </text:p>
        </text:list-item>
        <text:list-item>
          <text:p text:style-name="P32"><text:a xlink:type="simple" xlink:href="https://www.freebsd.org/cgi/man.cgi?query=pstat&amp;sektion=8&amp;manpath=freebsd-release-ports" office:target-frame-name="_blank" xlink:show="new" text:style-name="Internet_20_link" text:visited-style-name="Visited_20_Internet_20_Link">pstat(8)</text:a> and <text:a xlink:type="simple" xlink:href="https://www.freebsd.org/cgi/man.cgi?query=swapinfo&amp;sektion=8&amp;manpath=freebsd-release-ports" office:target-frame-name="_blank" xlink:show="new" text:style-name="Internet_20_link" text:visited-style-name="Visited_20_Internet_20_Link">swapinfo(8)</text:a> - display system data structures </text:p>
        </text:list-item>
        <text:list-item>
          <text:p text:style-name="P32"><text:a xlink:type="simple" xlink:href="https://www.freebsd.org/cgi/man.cgi?query=netstat&amp;sektion=1&amp;manpath=freebsd-release-ports" office:target-frame-name="_blank" xlink:show="new" text:style-name="Internet_20_link" text:visited-style-name="Visited_20_Internet_20_Link">netstat(1)</text:a> - show network status </text:p>
        </text:list-item>
        <text:list-item>
          <text:p text:style-name="P32"><text:a xlink:type="simple" xlink:href="https://www.freebsd.org/cgi/man.cgi?query=sockstat&amp;sektion=1&amp;manpath=freebsd-release-ports" office:target-frame-name="_blank" xlink:show="new" text:style-name="Internet_20_link" text:visited-style-name="Visited_20_Internet_20_Link">sockstat(1)</text:a> - list open sockets </text:p>
        </text:list-item>
        <text:list-item>
          <text:p text:style-name="P32"><text:a xlink:type="simple" xlink:href="https://www.freebsd.org/cgi/man.cgi?query=sysctl&amp;sektion=8&amp;manpath=freebsd-release-ports" office:target-frame-name="_blank" xlink:show="new" text:style-name="Internet_20_link" text:visited-style-name="Visited_20_Internet_20_Link">sysctl(8)</text:a> - get or set kernel state. Many security settings and system information can be displayed using this tool. Use /etc/sysctl.conf to store configuration. </text:p>
        </text:list-item>
        <text:list-item>
          <text:p text:style-name="P32"><text:a xlink:type="simple" xlink:href="https://www.freebsd.org/cgi/man.cgi?query=ps&amp;sektion=1&amp;manpath=freebsd-release-ports" office:target-frame-name="_blank" xlink:show="new" text:style-name="Internet_20_link" text:visited-style-name="Visited_20_Internet_20_Link">ps(1)</text:a> - list process status. </text:p>
        </text:list-item>
        <text:list-item>
          <text:p text:style-name="P32"><text:a xlink:type="simple" xlink:href="https://www.freebsd.org/cgi/man.cgi?query=w&amp;sektion=1&amp;manpath=freebsd-release-ports" office:target-frame-name="_blank" xlink:show="new" text:style-name="Internet_20_link" text:visited-style-name="Visited_20_Internet_20_Link">w(1)</text:a> / <text:a xlink:type="simple" xlink:href="https://www.freebsd.org/cgi/man.cgi?query=who&amp;sektion=1&amp;manpath=freebsd-release-ports" office:target-frame-name="_blank" xlink:show="new" text:style-name="Internet_20_link" text:visited-style-name="Visited_20_Internet_20_Link">who(1)</text:a> - display who is logged in and what they are doing </text:p>
        </text:list-item>
        <text:list-item>
          <text:p text:style-name="P32"><text:a xlink:type="simple" xlink:href="https://www.freebsd.org/cgi/man.cgi?query=uptime&amp;sektion=1&amp;manpath=freebsd-release-ports" office:target-frame-name="_blank" xlink:show="new" text:style-name="Internet_20_link" text:visited-style-name="Visited_20_Internet_20_Link">uptime(1)</text:a> - show how long system has been running </text:p>
        </text:list-item>
        <text:list-item>
          <text:p text:style-name="P32"><text:a xlink:type="simple" xlink:href="https://www.freebsd.org/cgi/man.cgi?query=last&amp;sektion=1&amp;manpath=freebsd-release-ports" office:target-frame-name="_blank" xlink:show="new" text:style-name="Internet_20_link" text:visited-style-name="Visited_20_Internet_20_Link">last(1)</text:a> - - indicate last logins of users and ttys </text:p>
        </text:list-item>
        <text:list-item>
          <text:p text:style-name="P32"><text:a xlink:type="simple" xlink:href="https://www.freebsd.org/cgi/man.cgi?query=lastcomm&amp;sektion=1&amp;manpath=freebsd-release-ports" office:target-frame-name="_blank" xlink:show="new" text:style-name="Internet_20_link" text:visited-style-name="Visited_20_Internet_20_Link">lastcomm(1)</text:a> - - show last commands executed </text:p>
        </text:list-item>
        <text:list-item>
          <text:p text:style-name="P32"><text:a xlink:type="simple" xlink:href="https://www.freebsd.org/cgi/man.cgi?query=ac&amp;sektion=8&amp;manpath=freebsd-release-ports" office:target-frame-name="_blank" xlink:show="new" text:style-name="Internet_20_link" text:visited-style-name="Visited_20_Internet_20_Link">ac(8)</text:a> - connect time accounting </text:p>
        </text:list-item>
        <text:list-item>
          <text:p text:style-name="P14"><text:a xlink:type="simple" xlink:href="https://www.freebsd.org/cgi/man.cgi?query=sa&amp;sektion=8&amp;manpath=freebsd-release-ports" office:target-frame-name="_blank" xlink:show="new" text:style-name="Internet_20_link" text:visited-style-name="Visited_20_Internet_20_Link">sa(8)</text:a> - print system accounting statistics </text:p>
        </text:list-item>
      </text:list>
      <text:p text:style-name="Text_20_body"><text:line-break/><text:span text:style-name="T1">Resources</text:span><text:line-break/>This is a just tiny list. Try the following resources / books:</text:p>
      <text:list xml:id="list1330107527668044695" text:style-name="L15">
        <text:list-item>
          <text:p text:style-name="P33"><text:a xlink:type="simple" xlink:href="http://www.freebsd.org/doc/en/books/handbook/" office:target-frame-name="_blank" xlink:show="new" text:style-name="Internet_20_link" text:visited-style-name="Visited_20_Internet_20_Link">Official FreeBSD handbook</text:a> </text:p>
        </text:list-item>
        <text:list-item>
          <text:p text:style-name="P33"><text:a xlink:type="simple" xlink:href="http://www.ranum.com/security/computer_security/editorials/dumb/" office:target-frame-name="_blank" xlink:show="new" text:style-name="Internet_20_link" text:visited-style-name="Visited_20_Internet_20_Link">The Six Dumbest Ideas in Computer Security</text:a> </text:p>
        </text:list-item>
        <text:list-item>
          <text:p text:style-name="P33"><text:a xlink:type="simple" xlink:href="http://oreilly.com/catalog/9780596006266/" office:target-frame-name="_blank" xlink:show="new" text:style-name="Internet_20_link" text:visited-style-name="Visited_20_Internet_20_Link">Mastering FreeBSD and OpenBSD Security</text:a> </text:p>
        </text:list-item>
        <text:list-item>
          <text:p text:style-name="P33"><text:a xlink:type="simple" xlink:href="http://oreilly.com/catalog/9781593271657/" office:target-frame-name="_blank" xlink:show="new" text:style-name="Internet_20_link" text:visited-style-name="Visited_20_Internet_20_Link">The Book of PF - A No-Nonsense Guide to the OpenBSD Firewall</text:a> </text:p>
        </text:list-item>
        <text:list-item>
          <text:p text:style-name="P33"><text:a xlink:type="simple" xlink:href="http://oreilly.com/catalog/9780596006792/" office:target-frame-name="_blank" xlink:show="new" text:style-name="Internet_20_link" text:visited-style-name="Visited_20_Internet_20_Link">BSD Hacks 100 Industrial Tip &amp; Tools</text:a> </text:p>
        </text:list-item>
        <text:list-item>
          <text:p text:style-name="P33"><text:a xlink:type="simple" xlink:href="http://oreilly.com/catalog/9780596003432/" office:target-frame-name="_blank" xlink:show="new" text:style-name="Internet_20_link" text:visited-style-name="Visited_20_Internet_20_Link">Essential System Administration -</text:a> This book covers many fundamental tasks in system administration. </text:p>
        </text:list-item>
        <text:list-item>
          <text:p text:style-name="P15">Learn shell scripting to automate the tasks. Checkout <text:a xlink:type="simple" xlink:href="http://tldp.org/LDP/abs/html/" office:target-frame-name="_blank" xlink:show="new" text:style-name="Internet_20_link" text:visited-style-name="Visited_20_Internet_20_Link">TLDP.org</text:a> shell scripting guide. </text:p>
        </text:list-item>
      </text:list>
      <text:p text:style-name="Text_20_body"><text:line-break/>I've tried to keep this small but useful list. Please add other information and comments below. Good luck!</text:p>
      <text:p text:style-name="P35">This is a really nice guide, but I feel I have to correct one minor error.</text:p>
      <text:p text:style-name="Standard">vivek said: </text:p>
      <text:p text:style-name="Standard"><text:span text:style-name="T1">OpenSSH server</text:span><text:line-break/>Set Idle Timeout Interval for User Logins (600 seconds)</text:p>
      <text:p text:style-name="P34">Code: </text:p>
      <text:p text:style-name="P40"><text:span text:style-name="Source_20_Text">ClientAliveInterval 600</text:span></text:p>
      <text:p text:style-name="P36"><text:span text:style-name="Source_20_Text">ClientAliveCountMax 0</text:span></text:p>
      <text:p text:style-name="P18">I think you were looking for "LoginGraceTime", as the aforementioned directives have nothing to do with "Idle Timeout Interval for User Logins".<text:line-break/>Or was the intention to kick off anyone who successfully logged in but didn't do anything actively in the console for 10 mins? I might be a bit slow as I'm rather tired at the moment. <draw:frame draw:style-name="fr1" draw:name="Figura1" text:anchor-type="as-char" svg:width="0.041cm" svg:height="0.041cm" draw:z-index="0"><draw:image xlink:href="Pictures/1000020000000001000000012DF5DEA85383E81D.gif" xlink:type="simple" xlink:show="embed" xlink:actuate="onLoad"/><svg:title>:)</svg:title></draw:frame><text:line-break/><text:line-break/>Quoting <text:a xlink:type="simple" xlink:href="https://www.freebsd.org/cgi/man.cgi?query=sshd_config&amp;sektion=5&amp;manpath=freebsd-release-ports" office:target-frame-name="_blank" xlink:show="new" text:style-name="Internet_20_link" text:visited-style-name="Visited_20_Internet_20_Link">sshd_config(5)</text:a>:</text:p>
      <text:p text:style-name="Text_20_body">Code: </text:p>
      <text:p text:style-name="P40"><text:span text:style-name="Source_20_Text"><text:s text:c="5"/>[B]ClientAliveCountMax[/B]</text:span></text:p>
      <text:p text:style-name="P40"><text:span text:style-name="Source_20_Text"><text:s text:c="13"/>Sets the number of client alive messages (see below) which may be</text:span></text:p>
      <text:p text:style-name="P40"><text:span text:style-name="Source_20_Text"><text:s text:c="13"/>sent without sshd(8) receiving any messages back from the client.</text:span></text:p>
      <text:p text:style-name="P40"><text:span text:style-name="Source_20_Text"><text:s text:c="13"/>If this threshold is reached while client alive messages are</text:span></text:p>
      <text:p text:style-name="P40"><text:span text:style-name="Source_20_Text"><text:s text:c="13"/>being sent, sshd will disconnect the client, terminating the ses-</text:span></text:p>
      <text:p text:style-name="P40"><text:span text:style-name="Source_20_Text"><text:s text:c="13"/>sion. <text:s/>It is important to note that the use of client alive mes-</text:span></text:p>
      <text:p text:style-name="P40"><text:span text:style-name="Source_20_Text"><text:s text:c="13"/>sages is very different from TCPKeepAlive (below). <text:s/>The client</text:span></text:p>
      <text:p text:style-name="P40"><text:span text:style-name="Source_20_Text"><text:s text:c="13"/>alive messages are sent through the encrypted channel and there-</text:span></text:p>
      <text:p text:style-name="P40"><text:span text:style-name="Source_20_Text"><text:s text:c="13"/>fore will not be spoofable. <text:s/>The TCP keepalive option enabled by</text:span></text:p>
      <text:p text:style-name="P40"><text:span text:style-name="Source_20_Text"><text:s text:c="13"/>TCPKeepAlive is spoofable. <text:s/>The client alive mechanism is valu-</text:span></text:p>
      <text:p text:style-name="P40"><text:span text:style-name="Source_20_Text"><text:s text:c="13"/>able when the client or server depend on knowing when a connec-</text:span></text:p>
      <text:p text:style-name="P40"><text:span text:style-name="Source_20_Text"><text:s text:c="13"/>tion has become inactive.</text:span></text:p>
      <text:p text:style-name="P40"/>
      <text:p text:style-name="P40"><text:span text:style-name="Source_20_Text"><text:s text:c="13"/>The default value is 3. <text:s/>If ClientAliveInterval (see below) is</text:span></text:p>
      <text:p text:style-name="P40"><text:span text:style-name="Source_20_Text"><text:s text:c="13"/>set to 15, and ClientAliveCountMax is left at the default, unre-</text:span></text:p>
      <text:p text:style-name="P40"><text:span text:style-name="Source_20_Text"><text:s text:c="13"/>sponsive SSH clients will be disconnected after approximately 45</text:span></text:p>
      <text:p text:style-name="P40"><text:span text:style-name="Source_20_Text"><text:s text:c="13"/>seconds. <text:s/>This option applies to protocol version 2 only.</text:span></text:p>
      <text:p text:style-name="P40"/>
      <text:p text:style-name="P40"><text:span text:style-name="Source_20_Text"><text:s text:c="5"/>[B]ClientAliveInterval[/B]</text:span></text:p>
      <text:p text:style-name="P40"><text:span text:style-name="Source_20_Text"><text:s text:c="13"/>Sets a timeout interval in seconds after which if no data has</text:span></text:p>
      <text:p text:style-name="P40"><text:span text:style-name="Source_20_Text"><text:s text:c="13"/>been received from the client, sshd(8) will send a message</text:span></text:p>
      <text:p text:style-name="P40"><text:span text:style-name="Source_20_Text"><text:s text:c="13"/>through the encrypted channel to request a response from the</text:span></text:p>
      <text:p text:style-name="P40"><text:span text:style-name="Source_20_Text"><text:s text:c="13"/>client. <text:s/>The default is 0, indicating that these messages will</text:span></text:p>
      <text:p text:style-name="P40"><text:span text:style-name="Source_20_Text"><text:s text:c="13"/>not be sent to the client. <text:s/>This option applies to protocol ver-</text:span></text:p>
      <text:p text:style-name="P40"><text:span text:style-name="Source_20_Text"><text:s text:c="13"/>sion 2 only.</text:span></text:p>
      <text:p text:style-name="P40"/>
      <text:p text:style-name="P40"><text:span text:style-name="Source_20_Text"><text:s text:c="5"/>[B]LoginGraceTime[/B]</text:span></text:p>
      <text:p text:style-name="P40"><text:span text:style-name="Source_20_Text"><text:s text:c="13"/>The server disconnects after this time if the user has not suc-</text:span></text:p>
      <text:p text:style-name="P40"><text:span text:style-name="Source_20_Text"><text:s text:c="13"/>cessfully logged in. <text:s/>If the value is 0, there is no time limit.</text:span></text:p>
      <text:p text:style-name="P36"><text:span text:style-name="Source_20_Text"><text:s text:c="13"/>The default is 120 seconds.</text:span></text:p>
      <text:p text:style-name="P18">I came across some pretty interesting blog<text:line-break/><text:a xlink:type="simple" xlink:href="http://techrepublic.com/" office:target-frame-name="_blank" xlink:show="new" text:style-name="Internet_20_link" text:visited-style-name="Visited_20_Internet_20_Link">http://techrepublic.com</text:a><text:line-break/><text:line-break/>and I wanted to point out article related to FreeBSD file flags (<text:a xlink:type="simple" xlink:href="https://www.freebsd.org/cgi/man.cgi?query=chflags&amp;sektion=1&amp;manpath=freebsd-release-ports" office:target-frame-name="_blank" xlink:show="new" text:style-name="Internet_20_link" text:visited-style-name="Visited_20_Internet_20_Link">chflags(1)</text:a>):<text:line-break/><text:a xlink:type="simple" xlink:href="http://blogs.techrepublic.com.com/security/?p=2868" office:target-frame-name="_blank" xlink:show="new" text:style-name="Internet_20_link" text:visited-style-name="Visited_20_Internet_20_Link">http://blogs.techrepublic.com.com/security/?p=2868</text:a></text:p>
      <text:p text:style-name="P18"> </text:p>
      <text:p text:style-name="Text_20_body"/>
      <text:p text:style-name="Text_20_body"><text:soft-page-break/>fix <text:a xlink:type="simple" xlink:href="http://www.freshports.org/sysutils/logcheck" office:target-frame-name="_blank" xlink:show="new" text:style-name="Internet_20_link" text:visited-style-name="Visited_20_Internet_20_Link"><text:span text:style-name="Teletype"><text:span text:style-name="T4">sysutils/logcheck</text:span></text:span></text:a> to <text:a xlink:type="simple" xlink:href="http://www.freshports.org/security/logcheck" office:target-frame-name="_blank" xlink:show="new" text:style-name="Internet_20_link" text:visited-style-name="Visited_20_Internet_20_Link"><text:span text:style-name="Teletype"><text:span text:style-name="T4">security/logcheck</text:span></text:span></text:a></text:p>
      <text:p text:style-name="Text_20_body"><text:a xlink:type="simple" xlink:href="http://www.freshports.org/security/snort" office:target-frame-name="_blank" xlink:show="new" text:style-name="Internet_20_link" text:visited-style-name="Visited_20_Internet_20_Link"><text:span text:style-name="Teletype"><text:span text:style-name="T4">security/snort</text:span></text:span></text:a></text:p>
      <text:p text:style-name="Standard"><text:a xlink:type="simple" xlink:href="http://www.cromwell-intl.com/security/security-stack-hardening.html" office:target-frame-name="_blank" xlink:show="new" text:style-name="Internet_20_link" text:visited-style-name="Visited_20_Internet_20_Link"><text:span text:style-name="Teletype">http://www.cromwell-intl.com/security/security-stack-hardening.html</text:span></text:a><text:span text:style-name="Teletype"><text:span text:style-name="T4"><text:line-break/></text:span></text:span><text:a xlink:type="simple" xlink:href="http://www.cromwell-intl.com/" office:target-frame-name="_blank" xlink:show="new" text:style-name="Internet_20_link" text:visited-style-name="Visited_20_Internet_20_Link"><text:span text:style-name="Teletype">http://www.cromwell-intl.com/</text:span></text:a></text:p>
      <text:p text:style-name="Standard"> </text:p>
      <text:p text:style-name="Text_20_body"><text:span text:style-name="Teletype"><text:span text:style-name="T4">port knocking:<text:line-break/></text:span></text:span><text:a xlink:type="simple" xlink:href="http://www.linux.com/learn/tutorials/351079" office:target-frame-name="_blank" xlink:show="new" text:style-name="Internet_20_link" text:visited-style-name="Visited_20_Internet_20_Link"><text:span text:style-name="Teletype">http://www.linux.com/learn/tutorials/351079</text:span></text:a><text:span text:style-name="Teletype"><text:span text:style-name="T4"><text:line-break/></text:span></text:span><text:a xlink:type="simple" xlink:href="http://www.freshports.org/security/knock" office:target-frame-name="_blank" xlink:show="new" text:style-name="Internet_20_link" text:visited-style-name="Visited_20_Internet_20_Link"><text:span text:style-name="Teletype">security/knock</text:span></text:a><text:span text:style-name="Teletype"><text:span text:style-name="T4"><text:line-break/></text:span></text:span><text:a xlink:type="simple" xlink:href="http://www.zeroflux.org/projects/knock" text:style-name="Internet_20_link" text:visited-style-name="Visited_20_Internet_20_Link"><text:span text:style-name="Teletype">http://www.zeroflux.org/projects/knock</text:span></text:a></text:p>
      <text:p text:style-name="P17"><text:a xlink:type="simple" xlink:href="http://taosecurity.blogspot.com/search?q=freebsd" text:style-name="Internet_20_link" text:visited-style-name="Visited_20_Internet_20_Link"><text:span text:style-name="Teletype"><text:span text:style-name="T5">http://taosecurity.blogspot.com/search?q=freebsd</text:span></text:span></text:a></text:p>
      <text:p text:style-name="P17"><text:span text:style-name="Teletype"><text:span text:style-name="T5"/></text:span></text:p>
      <text:p text:style-name="P17"><text:span text:style-name="Teletype"><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3:16:18.116197693</meta:creation-date>
    <dc:date>2018-03-26T13:23:02.049394037</dc:date>
    <meta:editing-duration>PT6M44S</meta:editing-duration>
    <meta:editing-cycles>1</meta:editing-cycles>
    <meta:document-statistic meta:table-count="0" meta:image-count="1" meta:object-count="0" meta:page-count="13" meta:paragraph-count="344" meta:word-count="3194" meta:character-count="22057" meta:non-whitespace-character-count="18477"/>
    <meta:generator>LibreOffice/5.1.6.2$Linux_X86_64 LibreOffice_project/10m0$Build-2</meta:generator>
  </office:meta>
</office:document-meta>
</file>